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62"/>
      <text:p text:style-name="P62"/>
      <text:p text:style-name="P62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62"/>
      <text:p text:style-name="P62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62"/>
      <text:p text:style-name="P62"/>
      <text:p text:style-name="P62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62"/>
      <text:p text:style-name="P62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63"/>
      <text:p text:style-name="P73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64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65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65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66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74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67"/>
      <text:p text:style-name="P67"/>
      <text:p text:style-name="P67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67"/>
      <text:p text:style-name="P67"/>
      <text:p text:style-name="P67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68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69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70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71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72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75"/>
      <text:p text:style-name="P75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76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77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78"/>
      <text:p text:style-name="P78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79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79"/>
      <text:p text:style-name="P79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80"/>
      <text:p text:style-name="P80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81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88"/>
      <text:p text:style-name="P81">D<text:span text:style-name="T12">imecres</text:span><text:tab/><text:span text:style-name="T17">08</text:span>/<text:span text:style-name="T14">11</text:span>/23</text:p>
      <text:p text:style-name="P55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5"/>
      <text:p text:style-name="P55"/>
      <text:p text:style-name="P82">D<text:span text:style-name="T12">ijous</text:span><text:tab/><text:tab/><text:span text:style-name="T17">09</text:span>/<text:span text:style-name="T14">11</text:span>/23</text:p>
      <text:p text:style-name="P56"><text:span text:style-name="T21">Examen.</text:span> </text:p>
      <text:p text:style-name="P56"/>
      <text:p text:style-name="P56"/>
      <text:p text:style-name="P83">D<text:span text:style-name="T12">illuns</text:span><text:tab/><text:span text:style-name="T22">13</text:span>/<text:span text:style-name="T14">11</text:span>/23</text:p>
      <text:p text:style-name="P57"><text:span text:style-name="T22">Corregim examen.</text:span> </text:p>
      <text:p text:style-name="P52">Baixem al taller.</text:p>
      <text:p text:style-name="P57"/>
      <text:p text:style-name="P84"/>
      <text:p text:style-name="P84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8"/>
      <text:p text:style-name="P58"/>
      <text:p text:style-name="P84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85"/>
      <text:p text:style-name="P85">D<text:span text:style-name="T12">ijous<text:tab/><text:tab/>16/11/23</text:span><text:span text:style-name="T24"> </text:span></text:p>
      <text:p text:style-name="P60">Preparació examen motors.</text:p>
      <text:p text:style-name="P60"/>
      <text:p text:style-name="P60"/>
      <text:p text:style-name="P86">D<text:span text:style-name="T12">illuns</text:span><text:tab/><text:span text:style-name="T26">20</text:span>/<text:span text:style-name="T14">11</text:span>/23</text:p>
      <text:p text:style-name="P61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59"/>
      <text:p text:style-name="P86"/>
      <text:p text:style-name="P86">D<text:span text:style-name="T12">imarts<text:tab/>21/11/23</text:span><text:span text:style-name="T24"> </text:span></text:p>
      <text:p text:style-name="P61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9"/>
      <text:p text:style-name="P59"/>
      <text:p text:style-name="P86">D<text:span text:style-name="T12">imecres<text:tab/>22/11/23</text:span><text:span text:style-name="T24"> </text:span></text:p>
      <text:p text:style-name="P87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86"/>
      <text:p text:style-name="P86">D<text:span text:style-name="T12">ijous<text:tab/><text:tab/>23/11/23</text:span><text:span text:style-name="T24"> </text:span></text:p>
      <text:p text:style-name="P61">Comentat micrómetre.</text:p>
      <text:p text:style-name="P61">Mostrat <text:a xlink:type="simple" xlink:href="https://www.stefanelli.eng.br/en/use-reading-micrometer-hundredth-millimeter/">micrómetre virtual</text:a>. </text:p>
      <text:p text:style-name="P61">Fet exercici micròmetre. </text:p>
      <text:p text:style-name="P61">Vídeo <text:s/><text:a xlink:type="simple" xlink:href="https://www.youtube.com/watch?si=2jlw0jWI6-L+QIRnN&amp;v=9LC6oZHvNvE&amp;feature=youtu.be">Útils de verificació</text:a>.</text:p>
      <text:p text:style-name="P89"/>
      <text:p text:style-name="P93">D<text:span text:style-name="T12">illuns</text:span><text:tab/><text:span text:style-name="T26">27</text:span>/<text:span text:style-name="T14">11</text:span>/23</text:p>
      <text:p text:style-name="P91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92">Baixem al taller, <text:a xlink:type="simple" xlink:href="https://paulinoposada.github.io/web_mec/documents/taller_plano_roscas.pdf"><text:span text:style-name="T25">pràctica 2</text:span></text:a>.</text:p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28T07:29:22.097845228</dc:date>
    <meta:editing-duration>PT27M52S</meta:editing-duration>
    <meta:editing-cycles>44</meta:editing-cycles>
    <meta:document-statistic meta:table-count="0" meta:image-count="0" meta:object-count="0" meta:page-count="4" meta:paragraph-count="124" meta:word-count="630" meta:character-count="4256" meta:non-whitespace-character-count="3718"/>
  </office:meta>
</office:document-meta>
</file>